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number text:level="1" style:num-suffix="." style:num-format="1">
        <style:list-level-properties text:space-before="18.00pt" text:min-label-width="18.00pt"/>
      </text:list-level-style-number>
    </text:list-style>
    <style:style style:name="P3" style:family="paragraph">
      <style:paragraph-properties fo:line-height="100.00%" fo:text-align="left"/>
    </style:style>
    <style:style style:name="P4" style:family="paragraph">
      <style:paragraph-properties fo:line-height="115.00%" fo:text-align="left" fo:margin-bottom="10.00pt"/>
    </style:style>
  </office:automatic-styles>
  <office:body>
    <office:text>
      <text:p text:style-name="P1"><text:span text:style-name="T1">Caesar's Secret </text:span></text:p>
      <text:p text:style-name="P2"><text:span text:style-name="T2"/></text:p>
      <text:p text:style-name="P2"><text:span text:style-name="T3">File History:</text:span></text:p>
      <text:p text:style-name="P2"><text:span text:style-name="T4">The sequence of files committed (the most recent is on the bottom of the list):</text:span></text:p>
      <text:list text:style-name="L3">
        <text:list-item>
          <text:p text:style-name="P3"><text:span text:style-name="T4">JSProject2 Clean.js</text:span></text:p>
        </text:list-item>
        <text:list-item>
          <text:p text:style-name="P3"><text:span text:style-name="T4">JS Project2-1 Clean.js</text:span></text:p>
        </text:list-item>
      </text:list>
      <text:p text:style-name="P4"><text:span text:style-name="T5"/></text:p>
      <text:p text:style-name="P4"><text:span text:style-name="T5">Objective:</text:span></text:p>
      <text:p text:style-name="P4"><text:span text:style-name="T6">Your task is to craft two intricate functions: one that encrypts a message in the spirit of Caesar's Cipher but with added layers of complexity and another that decrypts such messages, unveiling their hidden content.</text:span></text:p>
      <text:p text:style-name="P4"><text:span text:style-name="T7"/></text:p>
      <text:p text:style-name="P4"><text:span text:style-name="T8">Requirements:</text:span></text:p>
      <text:p text:style-name="P4"><text:span text:style-name="T9">1. **Implementing the Encryption Algorithm of Caesar's Cipher**</text:span></text:p>
      <text:p text:style-name="P4"><text:span text:style-name="T9"><text:s text:c="4"/>- Step 1: Take a plaintext message and a shift value and return an encrypted string. If the message includes a character out of the alphabet, pass it as is to the encrypted string.</text:span></text:p>
      <text:p text:style-name="P4"><text:span text:style-name="T9"><text:s text:c="4"/>- Step 2: After every two letters, insert a random letter from the alphabet.</text:span></text:p>
      <text:p text:style-name="P4"><text:span text:style-name="T10"/></text:p>
      <text:p text:style-name="P4"><text:span text:style-name="T11">2. **Implementing the Decryption Algorithms of Caesar's Cipher**</text:span></text:p>
      <text:p text:style-name="P4"><text:span text:style-name="T11"><text:s text:c="4"/>- Take in the encrypted message and a shift value and return the original plaintext message.</text:span></text:p>
      <text:p text:style-name="P4"><text:span text:style-name="T11"><text:s text:c="4"/>- Accurately reverse the encryption process to retrieve the original message.</text:span></text:p>
      <text:p text:style-name="P4"><text:span text:style-name="T12"/></text:p>
      <text:p text:style-name="P4"><text:span text:style-name="T13">3. **Decrypting the Secret Message**</text:span></text:p>
      <text:p text:style-name="P4"><text:span text:style-name="T13"><text:s text:c="4"/>- Iueuan jrxuq cjythdykwxaj mixkqtaeml ebv wHenckvbkei rqdmt fHukckvi.r Jbxuihus, tmxayiwfuxh sjxau amenhtv 'zQkhhuubyjkit' yjew jhxux mxydatij. zJxmu hvymhihj ajel kldlsuyjb dyju yid uekdh qIbkqsxa xsxqqdvduzb wuqzhdoi qjxwu waueo xjem jfxuy dpuntj dgkvuiwj.</text:span></text:p>
      <text:p text:style-name="P4"><text:span text:style-name="T13"><text:s text:c="4"/>- Decrypt the above secret message using 42 as the shift value and complete the quest.</text:span></text:p>
      <text:p text:style-name="P4"><text:span text:style-name="T14"/></text:p>
      <text:p text:style-name="P4"><text:span text:style-name="T15">4. **Using Comments**: As you build your functions, document your thought process, the purpose of each section of your code, and any challenges you come across. Good commenting not only helps others understand your code but also aids you in tracking your logic.</text:span></text:p>
      <text:p text:style-name="P4"><text:span text:style-name="T16"/></text:p>
      <text:p text:style-name="P4"><text:span text:style-name="T17">5. **Attributing Help**:</text:span></text:p>
      <text:p text:style-name="P4"><text:span text:style-name="T17"><text:s text:c="4"/>- If you incorporate code or inspiration from online resources, attribute the source. At a minimum, provide the URL.</text:span></text:p>
      <text:p text:style-name="P4"><text:span text:style-name="T17"><text:s text:c="4"/>- If you get help from mentors or TAs, describe the help given and attribute the name.</text:span></text:p>
      <text:p text:style-name="P4"><text:span text:style-name="T18"/></text:p>
      <text:p text:style-name="P4"><text:span text:style-name="T19">Status:</text:span></text:p>
      <text:p text:style-name="P4"><text:span text:style-name="T20">I am struggling to get the code to recognize the spaces, but when I do it either has no ouput or it does not encrypt.</text:span></text:p>
      <text:p text:style-name="P4"><text:span text:style-name="T20">I have inserted an if statement within my for loop.<text:s text:c="2"/>The if statement was meant to compare the alphabet to the message.<text:s text:c="2"/>I used the .includes method which is a boolean statement.<text:s text:c="2"/>This is not working as intended.</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